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Hyperlink" style:data-style-name="N0">
      <style:table-cell-properties style:vertical-align="automatic"/>
      <style:text-properties fo:color="#0000FF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534583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6.429375cm"/>
    </style:style>
    <style:style style:name="co11" style:family="table-column">
      <style:table-column-properties fo:break-before="auto" style:column-width="3.0956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1" style:family="table-cell" style:parent-style-name="Default" style:data-style-name="N36">
      <style:text-properties fo:font-weight="bold" style:font-weight-asian="bold" style:font-weight-complex="bold"/>
      <style:map style:condition="cell-content()=0" style:apply-style-name="cf1"/>
      <style:map style:condition="cell-content()=0" style:apply-style-name="cf1"/>
      <style:map style:condition="cell-content()=0" style:apply-style-name="cf1"/>
    </style:style>
    <style:style style:name="ce12" style:family="table-cell" style:parent-style-name="Default" style:data-style-name="N36">
      <style:text-properties fo:font-weight="bold" style:font-weight-asian="bold" style:font-weight-complex="bold"/>
      <style:map style:condition="cell-content()=0" style:apply-style-name="cf1"/>
      <style:map style:condition="cell-content()=0" style:apply-style-name="cf1"/>
      <style:map style:condition="cell-content()=0" style:apply-style-name="cf1"/>
    </style:style>
  </office:automatic-styles>
  <office:body>
    <office:spreadsheet>
      <table:calculation-settings table:case-sensitive="false" table:search-criteria-must-apply-to-whole-cell="false"/>
      <table:table table:name="Send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3" table:number-columns-repeated="1018" table:default-cell-style-name="ce1"/>
        <table:table-column table:style-name="co9" table:number-columns-repeated="15358" table:default-cell-style-name="ce1"/>
        <table:table-row table:style-name="ro1">
          <table:table-cell office:value-type="string" table:number-columns-spanned="8" table:number-rows-spanned="1" table:style-name="ce7">
            <text:p>Materialliste Sender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Anzahl</text:p>
          </table:table-cell>
          <table:table-cell office:value-type="string" table:style-name="ce2">
            <text:p>Beschreibung</text:p>
          </table:table-cell>
          <table:table-cell office:value-type="string" table:style-name="ce2">
            <text:p>Distributor</text:p>
          </table:table-cell>
          <table:table-cell table:style-name="ce2"/>
          <table:table-cell office:value-type="string" table:style-name="ce4">
            <text:p>Einzelpreis</text:p>
          </table:table-cell>
          <table:table-cell office:value-type="string" table:style-name="ce11">
            <text:p>Gesamt</text:p>
          </table:table-cell>
          <table:table-cell office:value-type="currency" office:value="28.377999999999997" table:formula="msoxl:=SUM(F4:F177)" table:style-name="ce6">
            <text:p>28,38 €</text:p>
          </table:table-cell>
          <table:table-cell office:value-type="string" table:style-name="ce2">
            <text:p>Bemerkung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Kondensator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Elektrolytkondensator, 100µ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RAD 105 100/35</text:p>
          </table:table-cell>
          <table:table-cell office:value-type="currency" office:value="0.04" table:style-name="ce5">
            <text:p>0,04 €</text:p>
          </table:table-cell>
          <table:table-cell office:value-type="currency" office:value="0.08" table:formula="msoxl:=A5*E5" table:style-name="ce5">
            <text:p>0,08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Keramikkondensator, 100n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X7R-2,5 100N</text:p>
          </table:table-cell>
          <table:table-cell office:value-type="currency" office:value="0.04" table:style-name="ce5">
            <text:p>0,04 €</text:p>
          </table:table-cell>
          <table:table-cell office:value-type="currency" office:value="0.44" table:formula="msoxl:=A6*E6" table:style-name="ce5">
            <text:p>0,44 €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Keramikkondensator, 15p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KERKO 15P</text:p>
          </table:table-cell>
          <table:table-cell office:value-type="currency" office:value="0.05" table:style-name="ce5">
            <text:p>0,05 €</text:p>
          </table:table-cell>
          <table:table-cell office:value-type="currency" office:value="0.1" table:formula="msoxl:=A7*E7" table:style-name="ce5">
            <text:p>0,10 €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Integrierte Schaltung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TMEGA 328P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ATMEGA 328P-PU</text:p>
          </table:table-cell>
          <table:table-cell office:value-type="currency" office:value="2.65" table:style-name="ce5">
            <text:p>2,65 €</text:p>
          </table:table-cell>
          <table:table-cell office:value-type="currency" office:value="2.65" table:formula="msoxl:=A10*E10" table:style-name="ce5">
            <text:p>2,65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AX202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AX 202 ECPE</text:p>
          </table:table-cell>
          <table:table-cell office:value-type="currency" office:value="1.4" table:style-name="ce5">
            <text:p>1,40 €</text:p>
          </table:table-cell>
          <table:table-cell office:value-type="currency" office:value="1.4" table:formula="msoxl:=A11*E11" table:style-name="ce5">
            <text:p>1,4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RFM69CW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810 303</text:p>
          </table:table-cell>
          <table:table-cell office:value-type="currency" office:value="4.5999999999999996" table:style-name="ce5">
            <text:p>4,60 €</text:p>
          </table:table-cell>
          <table:table-cell office:value-type="currency" office:value="4.5999999999999996" table:formula="msoxl:=A12*E12" table:style-name="ce5">
            <text:p>4,6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DS18B20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DS 18B20</text:p>
          </table:table-cell>
          <table:table-cell office:value-type="currency" office:value="1.6" table:style-name="ce5">
            <text:p>1,60 €</text:p>
          </table:table-cell>
          <table:table-cell office:value-type="currency" office:value="1.6" table:formula="msoxl:=A13*E13" table:style-name="ce5">
            <text:p>1,6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M3940-3,3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M 3940 IT3,3</text:p>
          </table:table-cell>
          <table:table-cell office:value-type="currency" office:value="1.1000000000000001" table:style-name="ce5">
            <text:p>1,10 €</text:p>
          </table:table-cell>
          <table:table-cell office:value-type="currency" office:value="1.1000000000000001" table:formula="msoxl:=A14*E14" table:style-name="ce5">
            <text:p>1,10 €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isplay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CD, 20x4 Zeichen, HD44780-komp.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400448319287">www.ebay.com/itm/400448319287</text:a></text:p>
          </table:table-cell>
          <table:table-cell office:value-type="currency" office:value="4.8" table:style-name="ce5">
            <text:p>4,80 €</text:p>
          </table:table-cell>
          <table:table-cell office:value-type="currency" office:value="4.8" table:formula="msoxl:=A17*E17" table:style-name="ce5">
            <text:p>4,80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LEDs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orange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R OR</text:p>
          </table:table-cell>
          <table:table-cell office:value-type="currency" office:value="0.12" table:style-name="ce5">
            <text:p>0,12 €</text:p>
          </table:table-cell>
          <table:table-cell office:value-type="currency" office:value="0.12" table:formula="msoxl:=A20*E20" table:style-name="ce5">
            <text:p>0,12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rot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RT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21*E21" table:style-name="ce5">
            <text:p>0,06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gelb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GE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22*E22" table:style-name="ce5">
            <text:p>0,06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grün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GN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23*E23" table:style-name="ce5">
            <text:p>0,06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Quarz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tandardquarz, Grundton, 9,8304 Mhz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9,8304-HC49U-S</text:p>
          </table:table-cell>
          <table:table-cell office:value-type="currency" office:value="0.15" table:style-name="ce5">
            <text:p>0,15 €</text:p>
          </table:table-cell>
          <table:table-cell office:value-type="currency" office:value="0.15" table:formula="msoxl:=A26*E26" table:style-name="ce5">
            <text:p>0,15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Widerstände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6k8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1/4W 6,8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0.16400000000000001" table:formula="msoxl:=A29*E29" table:style-name="ce5">
            <text:p>0,16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3k9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3,9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8.2000000000000003E-2" table:formula="msoxl:=A30*E30" table:style-name="ce5">
            <text:p>0,08 €</text:p>
          </table:table-cell>
          <table:table-cell table:number-columns-repeated="1637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10,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0.32800000000000001" table:formula="msoxl:=A31*E31" table:style-name="ce5">
            <text:p>0,33 €</text:p>
          </table:table-cell>
          <table:table-cell table:number-columns-repeated="1637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1k0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1,0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0.57400000000000007" table:formula="msoxl:=A32*E32" table:style-name="ce5">
            <text:p>0,57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Mechanische Bauteile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ub-D-Buchse, 9-pol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D-SUB BU 09US</text:p>
          </table:table-cell>
          <table:table-cell office:value-type="currency" office:value="0.23" table:style-name="ce5">
            <text:p>0,23 €</text:p>
          </table:table-cell>
          <table:table-cell office:value-type="currency" office:value="0.23" table:formula="msoxl:=A35*E35" table:style-name="ce5">
            <text:p>0,23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Wannenstecker, 10-pol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WSL 10G</text:p>
          </table:table-cell>
          <table:table-cell office:value-type="currency" office:value="0.08" table:style-name="ce5">
            <text:p>0,08 €</text:p>
          </table:table-cell>
          <table:table-cell office:value-type="currency" office:value="0.08" table:formula="msoxl:=A36*E36" table:style-name="ce5">
            <text:p>0,08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Box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GEH KS 50</text:p>
          </table:table-cell>
          <table:table-cell office:value-type="currency" office:value="2.65" table:style-name="ce5">
            <text:p>2,65 €</text:p>
          </table:table-cell>
          <table:table-cell office:value-type="currency" office:value="2.65" table:formula="msoxl:=A37*E37" table:style-name="ce5">
            <text:p>2,6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USB-Kabel als Stromkabel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AK 670/2-1,0</text:p>
          </table:table-cell>
          <table:table-cell office:value-type="currency" office:value="0.7" table:style-name="ce5">
            <text:p>0,70 €</text:p>
          </table:table-cell>
          <table:table-cell office:value-type="currency" office:value="0.7" table:formula="msoxl:=A38*E38" table:style-name="ce5">
            <text:p>0,70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HF-Komponent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MA-Kabel Funkmodul-Gehäuse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371168735628">http://www.ebay.com/itm/371168735628</text:a></text:p>
          </table:table-cell>
          <table:table-cell office:value-type="currency" office:value="1.6" table:style-name="ce5">
            <text:p>1,60 €</text:p>
          </table:table-cell>
          <table:table-cell office:value-type="currency" office:value="1.6" table:style-name="ce5">
            <text:p>1,60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ntenne 868 MHz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331449006319">http://www.ebay.com/itm/331449006319</text:a></text:p>
          </table:table-cell>
          <table:table-cell office:value-type="currency" office:value="3.65" table:style-name="ce5">
            <text:p>3,65 €</text:p>
          </table:table-cell>
          <table:table-cell office:value-type="currency" office:value="3.65" table:style-name="ce5">
            <text:p>3,6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MA-Platinenbuchse, 1,6mm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220952712009">http://www.ebay.com/itm/220952712009</text:a></text:p>
          </table:table-cell>
          <table:table-cell office:value-type="currency" office:value="1.1000000000000001" table:style-name="ce5">
            <text:p>1,10 €</text:p>
          </table:table-cell>
          <table:table-cell office:value-type="currency" office:value="1.1000000000000001" table:style-name="ce5">
            <text:p>1,10 €</text:p>
          </table:table-cell>
          <table:table-cell table:number-columns-repeated="16378"/>
        </table:table-row>
        <table:table-row table:number-rows-repeated="1048533" table:style-name="ro2">
          <table:table-cell table:number-columns-repeated="16384"/>
        </table:table-row>
      </table:table>
      <table:table table:name="Zündbox" table:style-name="ta2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default-cell-style-name="ce1"/>
        <table:table-column table:style-name="co3" table:number-columns-repeated="1018" table:default-cell-style-name="ce1"/>
        <table:table-column table:style-name="co9" table:number-columns-repeated="15358" table:default-cell-style-name="ce1"/>
        <table:table-row table:style-name="ro1">
          <table:table-cell office:value-type="string" table:number-columns-spanned="8" table:number-rows-spanned="1" table:style-name="ce7">
            <text:p>Materialliste Zündbox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Anzahl</text:p>
          </table:table-cell>
          <table:table-cell office:value-type="string" table:style-name="ce2">
            <text:p>Beschreibung</text:p>
          </table:table-cell>
          <table:table-cell office:value-type="string" table:style-name="ce2">
            <text:p>Distributor</text:p>
          </table:table-cell>
          <table:table-cell office:value-type="string" table:style-name="ce2">
            <text:p>Art.-Nr.</text:p>
          </table:table-cell>
          <table:table-cell office:value-type="string" table:style-name="ce4">
            <text:p>Einzelpreis</text:p>
          </table:table-cell>
          <table:table-cell office:value-type="string" table:style-name="ce12">
            <text:p>Gesamt</text:p>
          </table:table-cell>
          <table:table-cell office:value-type="currency" office:value="83.452000000000041" table:formula="msoxl:=SUM(F4:F207)" table:style-name="ce6">
            <text:p>83,45 €</text:p>
          </table:table-cell>
          <table:table-cell office:value-type="string" table:style-name="ce2">
            <text:p>Bemerkung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Kondensator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Elektrolytkondensator, 100µ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RAD 105 100/35</text:p>
          </table:table-cell>
          <table:table-cell office:value-type="currency" office:value="0.04" table:style-name="ce5">
            <text:p>0,04 €</text:p>
          </table:table-cell>
          <table:table-cell office:value-type="currency" office:value="0.12" table:formula="msoxl:=A5*E5" table:style-name="ce5">
            <text:p>0,12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Elektrolytkondensator, 10µ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RAD 10/100</text:p>
          </table:table-cell>
          <table:table-cell office:value-type="currency" office:value="0.04" table:style-name="ce5">
            <text:p>0,04 €</text:p>
          </table:table-cell>
          <table:table-cell office:value-type="currency" office:value="0.04" table:formula="msoxl:=A6*E6" table:style-name="ce5">
            <text:p>0,04 €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Elektrolytkondensator, 4700µF 35V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RAD 4.700/35</text:p>
          </table:table-cell>
          <table:table-cell office:value-type="currency" office:value="0.45" table:style-name="ce5">
            <text:p>0,45 €</text:p>
          </table:table-cell>
          <table:table-cell office:value-type="currency" office:value="0.9" table:formula="msoxl:=A7*E7" table:style-name="ce5">
            <text:p>0,9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Keramikkondensator, 100n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X7R-2,5 100N</text:p>
          </table:table-cell>
          <table:table-cell office:value-type="currency" office:value="0.04" table:style-name="ce5">
            <text:p>0,04 €</text:p>
          </table:table-cell>
          <table:table-cell office:value-type="currency" office:value="0.56000000000000005" table:formula="msoxl:=A8*E8" table:style-name="ce5">
            <text:p>0,56 €</text:p>
          </table:table-cell>
          <table:table-cell table:number-columns-repeated="16378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Keramikkondensator, 15p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KERKO 15P</text:p>
          </table:table-cell>
          <table:table-cell office:value-type="currency" office:value="0.05" table:style-name="ce5">
            <text:p>0,05 €</text:p>
          </table:table-cell>
          <table:table-cell office:value-type="currency" office:value="0.1" table:formula="msoxl:=A9*E9" table:style-name="ce5">
            <text:p>0,1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Keramikkondensator, 220pF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KERKO 220P</text:p>
          </table:table-cell>
          <table:table-cell office:value-type="currency" office:value="0.05" table:style-name="ce5">
            <text:p>0,05 €</text:p>
          </table:table-cell>
          <table:table-cell office:value-type="currency" office:value="0.05" table:formula="msoxl:=A10*E10" table:style-name="ce5">
            <text:p>0,05 €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Diod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1N4002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1N 4002</text:p>
          </table:table-cell>
          <table:table-cell office:value-type="currency" office:value="0.02" table:style-name="ce5">
            <text:p>0,02 €</text:p>
          </table:table-cell>
          <table:table-cell office:value-type="currency" office:value="0.02" table:formula="msoxl:=A13*E13" table:style-name="ce5">
            <text:p>0,02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1N5819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1N 5819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14*E14" table:style-name="ce5">
            <text:p>0,06 €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Integrierte Schaltung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TMEGA 328P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ATMEGA 328P-PU</text:p>
          </table:table-cell>
          <table:table-cell office:value-type="currency" office:value="2.65" table:style-name="ce5">
            <text:p>2,65 €</text:p>
          </table:table-cell>
          <table:table-cell office:value-type="currency" office:value="2.65" table:formula="msoxl:=A17*E17" table:style-name="ce5">
            <text:p>2,6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C33063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C 33063 AP1</text:p>
          </table:table-cell>
          <table:table-cell office:value-type="currency" office:value="0.51" table:style-name="ce5">
            <text:p>0,51 €</text:p>
          </table:table-cell>
          <table:table-cell office:value-type="currency" office:value="0.51" table:formula="msoxl:=A18*E18" table:style-name="ce5">
            <text:p>0,51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AX202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AX 202 ECPE</text:p>
          </table:table-cell>
          <table:table-cell office:value-type="currency" office:value="1.4" table:style-name="ce5">
            <text:p>1,40 €</text:p>
          </table:table-cell>
          <table:table-cell office:value-type="currency" office:value="1.4" table:formula="msoxl:=A19*E19" table:style-name="ce5">
            <text:p>1,40 €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74HC595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74HC 595</text:p>
          </table:table-cell>
          <table:table-cell office:value-type="currency" office:value="0.36" table:style-name="ce5">
            <text:p>0,36 €</text:p>
          </table:table-cell>
          <table:table-cell office:value-type="currency" office:value="0.72" table:formula="msoxl:=A20*E20" table:style-name="ce5">
            <text:p>0,72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M1086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M 1086 IT3,3</text:p>
          </table:table-cell>
          <table:table-cell office:value-type="currency" office:value="1.25" table:style-name="ce5">
            <text:p>1,25 €</text:p>
          </table:table-cell>
          <table:table-cell office:value-type="currency" office:value="1.25" table:formula="msoxl:=A21*E21" table:style-name="ce5">
            <text:p>1,2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RFM69CW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810 303</text:p>
          </table:table-cell>
          <table:table-cell office:value-type="currency" office:value="4.5999999999999996" table:style-name="ce5">
            <text:p>4,60 €</text:p>
          </table:table-cell>
          <table:table-cell office:value-type="currency" office:value="4.5999999999999996" table:formula="msoxl:=A22*E22" table:style-name="ce5">
            <text:p>4,60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DS18B20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DS 18B20</text:p>
          </table:table-cell>
          <table:table-cell office:value-type="currency" office:value="1.6" table:style-name="ce5">
            <text:p>1,60 €</text:p>
          </table:table-cell>
          <table:table-cell office:value-type="currency" office:value="1.6" table:formula="msoxl:=A23*E23" table:style-name="ce5">
            <text:p>1,60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Induktivität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68 µH, stehend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-07HCP 68µ</text:p>
          </table:table-cell>
          <table:table-cell office:value-type="currency" office:value="0.3" table:style-name="ce5">
            <text:p>0,30 €</text:p>
          </table:table-cell>
          <table:table-cell office:value-type="currency" office:value="0.3" table:formula="msoxl:=A26*E26" table:style-name="ce5">
            <text:p>0,30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LEDs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orange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R OR</text:p>
          </table:table-cell>
          <table:table-cell office:value-type="currency" office:value="0.12" table:style-name="ce5">
            <text:p>0,12 €</text:p>
          </table:table-cell>
          <table:table-cell office:value-type="currency" office:value="0.12" table:formula="msoxl:=A29*E29" table:style-name="ce5">
            <text:p>0,12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rot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RT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30*E30" table:style-name="ce5">
            <text:p>0,06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gelb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GE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31*E31" table:style-name="ce5">
            <text:p>0,06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ED, 5mm, grün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5MM GN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06" table:formula="msoxl:=A32*E32" table:style-name="ce5">
            <text:p>0,06 €</text:p>
          </table:table-cell>
          <table:table-cell table:number-columns-repeated="16378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LED, 3mm, grün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LED 3MM GN</text:p>
          </table:table-cell>
          <table:table-cell office:value-type="currency" office:value="0.06" table:style-name="ce5">
            <text:p>0,06 €</text:p>
          </table:table-cell>
          <table:table-cell office:value-type="currency" office:value="0.96" table:formula="msoxl:=A33*E33" table:style-name="ce5">
            <text:p>0,96 €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Quarz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tandardquarz, Grundton, 9,8304 Mhz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9,8304-HC49U-S</text:p>
          </table:table-cell>
          <table:table-cell office:value-type="currency" office:value="0.15" table:style-name="ce5">
            <text:p>0,15 €</text:p>
          </table:table-cell>
          <table:table-cell office:value-type="currency" office:value="0.15" table:formula="msoxl:=A36*E36" table:style-name="ce5">
            <text:p>0,15 €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MOSFETs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IRF3708</text:p>
          </table:table-cell>
          <table:table-cell office:value-type="string" table:style-name="ce1">
            <text:p>AliExpress</text:p>
          </table:table-cell>
          <table:table-cell office:value-type="string" table:style-name="ce9">
            <text:p><text:a xlink:href="http://www.aliexpress.com/item/IRF3708-to220/32271560711.html">http://www.aliexpress.com/item/IRF3708-to220/32271560711.html</text:a></text:p>
          </table:table-cell>
          <table:table-cell office:value-type="currency" office:value="0.28999999999999998" table:style-name="ce5">
            <text:p>0,29 €</text:p>
          </table:table-cell>
          <table:table-cell office:value-type="currency" office:value="4.6399999999999997" table:formula="msoxl:=A39*E39" table:style-name="ce5">
            <text:p>4,64 €</text:p>
          </table:table-cell>
          <table:table-cell office:value-type="string" table:style-name="ce1">
            <text:p>50er-Pack für 14,32€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Widerstände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80" table:style-name="ce3">
            <text:p>180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180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8.2000000000000003E-2" table:formula="msoxl:=A42*E42" table:style-name="ce5">
            <text:p>0,08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0R22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221583734560">http://www.ebay.com/itm/221583734560</text:a></text:p>
          </table:table-cell>
          <table:table-cell office:value-type="currency" office:value="1" table:style-name="ce5">
            <text:p>1,00 €</text:p>
          </table:table-cell>
          <table:table-cell office:value-type="currency" office:value="1" table:formula="msoxl:=A43*E43" table:style-name="ce5">
            <text:p>1,00 €</text:p>
          </table:table-cell>
          <table:table-cell office:value-type="string" table:style-name="ce1">
            <text:p>100er-Pack…</text:p>
          </table:table-cell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10,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0.57400000000000007" table:formula="msoxl:=A44*E44" table:style-name="ce5">
            <text:p>0,57 €</text:p>
          </table:table-cell>
          <table:table-cell office:value-type="string" table:style-name="ce1">
            <text:p>10 billiger als 7!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150k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15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8.2000000000000003E-2" table:formula="msoxl:=A45*E45" table:style-name="ce5">
            <text:p>0,08 €</text:p>
          </table:table-cell>
          <table:table-cell table:number-columns-repeated="16378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1,0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0.57400000000000007" table:formula="msoxl:=A46*E46" table:style-name="ce5">
            <text:p>0,57 €</text:p>
          </table:table-cell>
          <table:table-cell office:value-type="string" table:style-name="ce1">
            <text:p>10 billiger als 7!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2R2-11W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11W VERT. 2,2</text:p>
          </table:table-cell>
          <table:table-cell office:value-type="currency" office:value="0.6" table:style-name="ce5">
            <text:p>0,60 €</text:p>
          </table:table-cell>
          <table:table-cell office:value-type="currency" office:value="0.6" table:formula="msoxl:=A47*E47" table:style-name="ce5">
            <text:p>0,6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3k3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3,30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8.2000000000000003E-2" table:formula="msoxl:=A48*E48" table:style-name="ce5">
            <text:p>0,08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56k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ETALL 56K</text:p>
          </table:table-cell>
          <table:table-cell office:value-type="currency" office:value="8.2000000000000003E-2" table:style-name="ce5">
            <text:p>0,08 €</text:p>
          </table:table-cell>
          <table:table-cell office:value-type="currency" office:value="8.2000000000000003E-2" table:formula="msoxl:=A49*E49" table:style-name="ce5">
            <text:p>0,08 €</text:p>
          </table:table-cell>
          <table:table-cell table:number-columns-repeated="16378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6k8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1/4W 6,8K</text:p>
          </table:table-cell>
          <table:table-cell office:value-type="currency" office:value="3.3000000000000002E-2" table:style-name="ce5">
            <text:p>0,03 €</text:p>
          </table:table-cell>
          <table:table-cell office:value-type="currency" office:value="0.59400000000000008" table:formula="msoxl:=A50*E50" table:style-name="ce5">
            <text:p>0,59 €</text:p>
          </table:table-cell>
          <table:table-cell table:number-columns-repeated="1637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Network, 9Pin, 10k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IL 9-8 10K</text:p>
          </table:table-cell>
          <table:table-cell office:value-type="currency" office:value="0.11" table:style-name="ce5">
            <text:p>0,11 €</text:p>
          </table:table-cell>
          <table:table-cell office:value-type="currency" office:value="0.22" table:formula="msoxl:=A51*E51" table:style-name="ce5">
            <text:p>0,22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HF-Komponenten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MA-Kabel Funkmodul-Gehäuse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371168735628">http://www.ebay.com/itm/371168735628</text:a></text:p>
          </table:table-cell>
          <table:table-cell office:value-type="currency" office:value="1.6" table:style-name="ce5">
            <text:p>1,60 €</text:p>
          </table:table-cell>
          <table:table-cell office:value-type="currency" office:value="1.6" table:formula="msoxl:=A54*E54" table:style-name="ce5">
            <text:p>1,60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MA-Kabel Gehäuse-Antenne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361188461828">http://www.ebay.com/itm/361188461828</text:a></text:p>
          </table:table-cell>
          <table:table-cell office:value-type="currency" office:value="2.2000000000000002" table:style-name="ce5">
            <text:p>2,20 €</text:p>
          </table:table-cell>
          <table:table-cell office:value-type="currency" office:value="2.2000000000000002" table:formula="msoxl:=A55*E55" table:style-name="ce5">
            <text:p>2,20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ntenne 868 MHz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331449006319">http://www.ebay.com/itm/331449006319</text:a></text:p>
          </table:table-cell>
          <table:table-cell office:value-type="currency" office:value="3.65" table:style-name="ce5">
            <text:p>3,65 €</text:p>
          </table:table-cell>
          <table:table-cell office:value-type="currency" office:value="3.65" table:formula="msoxl:=A56*E56" table:style-name="ce5">
            <text:p>3,6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MA-Platinenbuchse, 1,6mm</text:p>
          </table:table-cell>
          <table:table-cell office:value-type="string" table:style-name="ce1">
            <text:p>eBay</text:p>
          </table:table-cell>
          <table:table-cell office:value-type="string" table:style-name="ce9">
            <text:p><text:a xlink:href="http://www.ebay.com/itm/220952712009">http://www.ebay.com/itm/220952712009</text:a></text:p>
          </table:table-cell>
          <table:table-cell office:value-type="currency" office:value="1.1000000000000001" table:style-name="ce5">
            <text:p>1,10 €</text:p>
          </table:table-cell>
          <table:table-cell office:value-type="currency" office:value="1.1000000000000001" table:formula="msoxl:=A57*E57" table:style-name="ce5">
            <text:p>1,10 €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Mechanische Bauteile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ub-D-Buchse, 9-pol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D-SUB BU 09US</text:p>
          </table:table-cell>
          <table:table-cell office:value-type="currency" office:value="0.23" table:style-name="ce5">
            <text:p>0,23 €</text:p>
          </table:table-cell>
          <table:table-cell office:value-type="currency" office:value="0.23" table:formula="msoxl:=A61*E61" table:style-name="ce5">
            <text:p>0,23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Wannenstecker, 10-pol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WSL 10G</text:p>
          </table:table-cell>
          <table:table-cell office:value-type="currency" office:value="0.08" table:style-name="ce5">
            <text:p>0,08 €</text:p>
          </table:table-cell>
          <table:table-cell office:value-type="currency" office:value="0.08" table:formula="msoxl:=A62*E62" table:style-name="ce5">
            <text:p>0,08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Wippschalter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420 697</text:p>
          </table:table-cell>
          <table:table-cell office:value-type="currency" office:value="0.35" table:style-name="ce5">
            <text:p>0,35 €</text:p>
          </table:table-cell>
          <table:table-cell office:value-type="currency" office:value="0.35" table:formula="msoxl:=A63*E63" table:style-name="ce5">
            <text:p>0,3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Miniatur-Schlüsselschalter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420 664</text:p>
          </table:table-cell>
          <table:table-cell office:value-type="currency" office:value="0.75" table:style-name="ce5">
            <text:p>0,75 €</text:p>
          </table:table-cell>
          <table:table-cell office:value-type="currency" office:value="0.75" table:formula="msoxl:=A64*E64" table:style-name="ce5">
            <text:p>0,7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Kunststoffgehäuse 021-002-084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460 001</text:p>
          </table:table-cell>
          <table:table-cell office:value-type="currency" office:value="7.95" table:style-name="ce5">
            <text:p>7,95 €</text:p>
          </table:table-cell>
          <table:table-cell office:value-type="currency" office:value="7.95" table:formula="msoxl:=A65*E65" table:style-name="ce5">
            <text:p>7,95 €</text:p>
          </table:table-cell>
          <table:table-cell table:number-columns-repeated="16378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Lautsprecherklemmen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PT 932</text:p>
          </table:table-cell>
          <table:table-cell office:value-type="currency" office:value="0.28999999999999998" table:style-name="ce5">
            <text:p>0,29 €</text:p>
          </table:table-cell>
          <table:table-cell office:value-type="currency" office:value="2.3199999999999998" table:formula="msoxl:=A66*E66" table:style-name="ce5">
            <text:p>2,32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Koffer</text:p>
          </table:table-cell>
          <table:table-cell office:value-type="string" table:style-name="ce1">
            <text:p>Amazon</text:p>
          </table:table-cell>
          <table:table-cell office:value-type="string" table:style-name="ce1">
            <text:p>Bilora 545</text:p>
          </table:table-cell>
          <table:table-cell office:value-type="currency" office:value="19.89" table:style-name="ce5">
            <text:p>19,89 €</text:p>
          </table:table-cell>
          <table:table-cell office:value-type="currency" office:value="19.89" table:formula="msoxl:=A67*E67" table:style-name="ce5">
            <text:p>19,89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kku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WP 1,2-12</text:p>
          </table:table-cell>
          <table:table-cell office:value-type="currency" office:value="7.8" table:style-name="ce5">
            <text:p>7,80 €</text:p>
          </table:table-cell>
          <table:table-cell office:value-type="currency" office:value="7.8" table:formula="msoxl:=A68*E68" table:style-name="ce5">
            <text:p>7,80 €</text:p>
          </table:table-cell>
          <table:table-cell table:number-columns-repeated="16378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Schrauben M3x6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ZK M3X6-200</text:p>
          </table:table-cell>
          <table:table-cell office:value-type="currency" office:value="8.5000000000000006E-3" table:style-name="ce5">
            <text:p>0,01 €</text:p>
          </table:table-cell>
          <table:table-cell office:value-type="currency" office:value="3.4000000000000002E-2" table:formula="msoxl:=A69*E69" table:style-name="ce5">
            <text:p>0,03 €</text:p>
          </table:table-cell>
          <table:table-cell office:value-type="string" table:style-name="ce1">
            <text:p>200er-Pack für 1,70€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0">
            <text:p>Schrauben M3x10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KL M3X10-50</text:p>
          </table:table-cell>
          <table:table-cell office:value-type="currency" office:value="2.1000000000000001E-2" table:style-name="ce5">
            <text:p>0,02 €</text:p>
          </table:table-cell>
          <table:table-cell office:value-type="currency" office:value="0.33600000000000002" table:formula="msoxl:=A70*E70" table:style-name="ce5">
            <text:p>0,34 €</text:p>
          </table:table-cell>
          <table:table-cell office:value-type="string" table:style-name="ce1">
            <text:p>50er-Pack für 1,05€</text:p>
          </table:table-cell>
          <table:table-cell table:number-columns-repeated="16377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Muttern M3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K-E M3-100</text:p>
          </table:table-cell>
          <table:table-cell office:value-type="currency" office:value="2.1999999999999999E-2" table:style-name="ce5">
            <text:p>0,02 €</text:p>
          </table:table-cell>
          <table:table-cell office:value-type="currency" office:value="0.35199999999999998" table:formula="msoxl:=A71*E71" table:style-name="ce5">
            <text:p>0,35 €</text:p>
          </table:table-cell>
          <table:table-cell office:value-type="string" table:style-name="ce1">
            <text:p>100er-Pack für 2,20€</text:p>
          </table:table-cell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Akku-Flachstecker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FSH-M1 4,75</text:p>
          </table:table-cell>
          <table:table-cell office:value-type="currency" office:value="0.14000000000000001" table:style-name="ce5">
            <text:p>0,14 €</text:p>
          </table:table-cell>
          <table:table-cell office:value-type="currency" office:value="0.28000000000000003" table:formula="msoxl:=A72*E72" table:style-name="ce5">
            <text:p>0,28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tiftleiste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L 1X36G 2,54</text:p>
          </table:table-cell>
          <table:table-cell office:value-type="currency" office:value="0.15" table:style-name="ce5">
            <text:p>0,15 €</text:p>
          </table:table-cell>
          <table:table-cell office:value-type="currency" office:value="0.15" table:formula="msoxl:=A73*E73" table:style-name="ce5">
            <text:p>0,15 €</text:p>
          </table:table-cell>
          <table:table-cell office:value-type="string" table:style-name="ce1">
            <text:p>Benötigt werden 13</text:p>
          </table:table-cell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Buchsenleiste mit 6 Plätzen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PE 094-1-006</text:p>
          </table:table-cell>
          <table:table-cell office:value-type="currency" office:value="0.25" table:style-name="ce5">
            <text:p>0,25 €</text:p>
          </table:table-cell>
          <table:table-cell office:value-type="currency" office:value="0.25" table:formula="msoxl:=A74*E74" table:style-name="ce5">
            <text:p>0,25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Buchsenleiste mit 7 Plätzen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MPE 094-1-007</text:p>
          </table:table-cell>
          <table:table-cell office:value-type="currency" office:value="0.31" table:style-name="ce5">
            <text:p>0,31 €</text:p>
          </table:table-cell>
          <table:table-cell office:value-type="currency" office:value="0.31" table:formula="msoxl:=A75*E75" table:style-name="ce5">
            <text:p>0,31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Deans-T-Plugs-Paar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820 129</text:p>
          </table:table-cell>
          <table:table-cell office:value-type="currency" office:value="0.59" table:style-name="ce5">
            <text:p>0,59 €</text:p>
          </table:table-cell>
          <table:table-cell office:value-type="currency" office:value="0.59" table:formula="msoxl:=A76*E76" table:style-name="ce5">
            <text:p>0,59 €</text:p>
          </table:table-cell>
          <table:table-cell office:value-type="string" table:style-name="ce1">
            <text:p>5er-Pack für 2,95€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Kabel</text:p>
          </table:table-cell>
          <table:table-cell table:number-columns-repeated="2" table:style-name="ce1"/>
          <table:table-cell table:number-columns-repeated="2" table:style-name="ce5"/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Flachbandkabel für LED+Schlüsselsch.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AWG 28-10F 3M</text:p>
          </table:table-cell>
          <table:table-cell office:value-type="currency" office:value="1.65" table:style-name="ce5">
            <text:p>1,65 €</text:p>
          </table:table-cell>
          <table:table-cell office:value-type="currency" office:value="1.65" table:formula="msoxl:=A79*E79" table:style-name="ce5">
            <text:p>1,65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itzen-Sortiment, 0,5 mm², 5x 5 m</text:p>
          </table:table-cell>
          <table:table-cell office:value-type="string" table:style-name="ce1">
            <text:p>Pollin</text:p>
          </table:table-cell>
          <table:table-cell office:value-type="string" table:style-name="ce8">
            <text:p>800 024</text:p>
          </table:table-cell>
          <table:table-cell office:value-type="currency" office:value="6.25" table:style-name="ce5">
            <text:p>6,25 €</text:p>
          </table:table-cell>
          <table:table-cell office:value-type="currency" office:value="6.25" table:formula="msoxl:=A80*E80" table:style-name="ce5">
            <text:p>6,25 €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chrumpfschläuche 1,6mm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DH 1,6 SW</text:p>
          </table:table-cell>
          <table:table-cell office:value-type="currency" office:value="0.25" table:style-name="ce5">
            <text:p>0,25 €</text:p>
          </table:table-cell>
          <table:table-cell office:value-type="currency" office:value="0.25" table:formula="msoxl:=A81*E81" table:style-name="ce5">
            <text:p>0,25 €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Schrumpfschläuche 3,2mm</text:p>
          </table:table-cell>
          <table:table-cell office:value-type="string" table:style-name="ce1">
            <text:p>Reichelt</text:p>
          </table:table-cell>
          <table:table-cell office:value-type="string" table:style-name="ce1">
            <text:p>SDH 3,2 SW</text:p>
          </table:table-cell>
          <table:table-cell office:value-type="currency" office:value="0.26" table:style-name="ce5">
            <text:p>0,26 €</text:p>
          </table:table-cell>
          <table:table-cell office:value-type="currency" office:value="0.26" table:formula="msoxl:=A82*E82" table:style-name="ce5">
            <text:p>0,26 €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1">
            <text:p>Heißkleber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number-rows-repeated="1048492" table:style-name="ro2">
          <table:table-cell table:number-columns-repeated="16384"/>
        </table:table-row>
      </table:table>
      <table:database-ranges>
        <table:database-range table:target-range-address="Zündbox.A42:Zündbox.E53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">
      <number:number number:decimal-places="2" number:min-integer-digits="1" number:grouping="true"/>
      <number:text> </number:text>
      <number:currency-symbol>€</number:currency-symbol>
    </number:currency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ableStyleLight1" style:family="table-cell" style:data-style-name="N0">
      <style:table-cell-properties fo:background-color="transparent"/>
      <style:text-properties fo:color="#FFFFFF"/>
    </style:style>
    <style:style style:name="cf1" style:family="table-cell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75in" fo:margin-left="0.7875in" fo:margin-right="0.7875in" fo:margin-bottom="0in"/>
      </style:header-style>
      <style:footer-style>
        <style:header-footer-properties fo:min-height="0.2375in" fo:margin-left="0.7875in" fo:margin-right="0.7875in" fo:margin-top="0in"/>
      </style:footer-style>
    </style:page-layout>
  </office:automatic-styles>
  <office:master-styles>
    <style:master-page style:name="mp1" style:page-layout-name="pm1">
      <style:header>
        <text:p><text:page-count>99</text:page-count></text:p>
      </style:header>
      <style:header-left style:display="false"/>
      <style:footer>
        <text:p>Page<text:s/><text:file-name text:display="path">???</text:file-name></text:p>
      </style:footer>
      <style:footer-left style:display="false"/>
    </style:master-page>
    <style:master-page style:name="mp2" style:page-layout-name="pm2">
      <style:header>
        <text:p><text:page-count>99</text:page-count></text:p>
      </style:header>
      <style:header-left style:display="false"/>
      <style:footer>
        <text:p>Page<text:s/><text:file-name text:display="path">???</text:file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lix</meta:initial-creator>
    <dc:creator>Felix</dc:creator>
    <meta:creation-date>2009-04-16T11:32:48Z</meta:creation-date>
    <dc:date>2015-01-18T00:28:56Z</dc:date>
    <meta:editing-cycles>40</meta:editing-cycles>
    <meta:editing-duration>PT0S</meta:editing-duration>
  </office:meta>
</office:document-meta>
</file>